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06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3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URL</text:p>
          </table:table-cell>
          <table:table-cell table:style-name="ce1" office:value-type="string" calcext:value-type="string">
            <text:p>Year of publication</text:p>
          </table:table-cell>
        </table:table-row>
        <table:table-row table:style-name="ro2">
          <table:table-cell table:style-name="ce2" office:value-type="string" calcext:value-type="string">
            <text:p>ABC19980108.1830.0711</text:p>
          </table:table-cell>
          <table:table-cell/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ABC19980114.1830.0611</text:p>
          </table:table-cell>
          <table:table-cell/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ABC19980120.1830.0957</text:p>
          </table:table-cell>
          <table:table-cell/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ABC19980304.1830.1636</text:p>
          </table:table-cell>
          <table:table-cell/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AP_20130322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bbc_20130322_1150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bbc_20130322_1353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bbc_20130322_1600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bbc_20130322_332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bbc_20130322_721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CNN_20130321_821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CNN_20130322_1003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CNN_20130322_1243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CNN_20130322_248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CNN_20130322_314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news_20000410_nyt-NEW.txt</text:p>
          </table:table-cell>
          <table:table-cell/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news_20000415_apw_eng-NEW.txt</text:p>
          </table:table-cell>
          <table:table-cell/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news_20000419_apw_eng-NEW.txt</text:p>
          </table:table-cell>
          <table:table-cell/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news_20000424_nyt-NEW.txt</text:p>
          </table:table-cell>
          <table:table-cell/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news_A1.E1-NEW.txt</text:p>
          </table:table-cell>
          <table:table-cell table:style-name="ce2" office:value-type="string" calcext:value-type="string">
            <text:p><text:a xlink:href="http://www.anc.org/MASC/texts/A1.E1-NEW.txt" xlink:type="simple">http://www.anc.org/MASC/texts/A1.E1-NEW.txt</text:a>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A1.E2-NEW.txt</text:p>
          </table:table-cell>
          <table:table-cell table:style-name="ce2" office:value-type="string" calcext:value-type="string">
            <text:p><text:a xlink:href="http://www.anc.org/MASC/texts/A1.E2-NEW.txt" xlink:type="simple">http://www.anc.org/MASC/texts/A1.E2-NEW.txt</text:a>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32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69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71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72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73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75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76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87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0189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1640.mrg-NEW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ews_wsj_2465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nyt_20130321_china_pollution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nyt_20130321_cyprus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nyt_20130321_sarkozy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nyt_20130321_women_senate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nyt_20130322_strange_computer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wsj_0006.xml.conll.txt</text:p>
          </table:table-cell>
          <table:table-cell table:style-name="ce2" office:value-type="string" calcext:value-type="string">
            <text:p><text:a xlink:href="http://www.anc.org/MASC/texts/wsj_0006.txt" xlink:type="simple">http://www.anc.org/MASC/texts/wsj_0006.txt</text:a>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136.xml.conll.txt</text:p>
          </table:table-cell>
          <table:table-cell table:style-name="ce2" office:value-type="string" calcext:value-type="string">
            <text:p><text:a xlink:href="http://www.anc.org/MASC/texts/wsj_0136.txt" xlink:type="simple">http://www.anc.org/MASC/texts/wsj_0136.txt</text:a>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165.xml.conll.txt</text:p>
          </table:table-cell>
          <table:table-cell table:style-name="ce2" office:value-type="string" calcext:value-type="string">
            <text:p><text:a xlink:href="http://www.anc.org/MASC/texts/wsj_0165.txt" xlink:type="simple">http://www.anc.org/MASC/texts/wsj_0165.txt</text:a>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184.xml.conll.txt</text:p>
          </table:table-cell>
          <table:table-cell table:style-name="ce2" office:value-type="string" calcext:value-type="string">
            <text:p><text:a xlink:href="http://www.anc.org/MASC/texts/wsj_0184.txt" xlink:type="simple">http://www.anc.org/MASC/texts/wsj_0184.txt</text:a>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238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329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34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364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427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504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505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542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583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610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677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679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751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763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78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804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807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815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02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10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13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2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30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32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3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39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42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0977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00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008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011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014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018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038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24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334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415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424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1426.xml.conll.txt</text:p>
          </table:table-cell>
          <table:table-cell/>
          <table:table-cell table:style-name="ce2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WSJ_20130318_731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WSJ_20130321_1145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WSJ_20130322_159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string" calcext:value-type="string">
            <text:p>WSJ_20130322_804</text:p>
          </table:table-cell>
          <table:table-cell/>
          <table:table-cell table:style-name="ce2" office:value-type="float" office:value="2013" calcext:value-type="float">
            <text:p>2013</text:p>
          </table:table-cell>
        </table:table-row>
        <table:table-row table:style-name="ro2" table:number-rows-repeated="91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1:15:50.725371743</meta:creation-date>
    <dc:date>2019-09-20T11:16:53.090118967</dc:date>
    <meta:editing-duration>PT1M1S</meta:editing-duration>
    <meta:editing-cycles>2</meta:editing-cycles>
    <meta:generator>LibreOffice/6.0.7.3$Linux_X86_64 LibreOffice_project/00m0$Build-3</meta:generator>
    <meta:document-statistic meta:table-count="1" meta:cell-count="177" meta:object-count="0"/>
  </office:meta>
</office:document-meta>
</file>